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"/>
  <manifest:file-entry manifest:full-path="ObjectReplacements/Object 11" manifest:media-type="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3.009cm" table:align="left"/>
    </style:style>
    <style:style style:name="Таблица1.A" style:family="table-column">
      <style:table-column-properties style:column-width="0.499cm"/>
    </style:style>
    <style:style style:name="Таблица1.F" style:family="table-column">
      <style:table-column-properties style:column-width="0.513cm"/>
    </style:style>
    <style:style style:name="Таблица1.A1" style:family="table-cell">
      <style:table-cell-properties fo:padding="0.097cm" fo:border="none"/>
    </style:style>
    <style:style style:name="Таблица1.D2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0cac83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f24d" officeooo:paragraph-rsid="000cf24d" style:font-size-asian="12.25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1372f" officeooo:paragraph-rsid="0011372f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15615" officeooo:paragraph-rsid="000cf24d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9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cf24d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15615" officeooo:paragraph-rsid="000cf24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77bbb" officeooo:paragraph-rsid="00177bbb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b2d6a" officeooo:paragraph-rsid="001b2d6a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line-height="150%" fo:text-align="end" style:justify-single-word="false"/>
      <style:text-properties officeooo:paragraph-rsid="000cf24d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cf24d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0e5d42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10a2d8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11372f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144c3f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14773e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1606e0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169894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1722e7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177bbb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1b2d6a"/>
    </style:style>
    <style:style style:name="P25" style:family="paragraph" style:parent-style-name="Standard">
      <style:paragraph-properties fo:line-height="150%" fo:text-align="start" style:justify-single-word="false"/>
      <style:text-properties officeooo:rsid="000cf24d" officeooo:paragraph-rsid="000cf24d"/>
    </style:style>
    <style:style style:name="P26" style:family="paragraph" style:parent-style-name="Standard">
      <style:paragraph-properties fo:line-height="150%" fo:text-align="start" style:justify-single-word="false"/>
      <style:text-properties officeooo:rsid="000cf24d" officeooo:paragraph-rsid="001a9723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10a2d8" officeooo:paragraph-rsid="0010a2d8"/>
    </style:style>
    <style:style style:name="P28" style:family="paragraph" style:parent-style-name="Standard">
      <style:paragraph-properties fo:line-height="150%" fo:text-align="justify" style:justify-single-word="false"/>
      <style:text-properties officeooo:rsid="0010a2d8" officeooo:paragraph-rsid="0011372f"/>
    </style:style>
    <style:style style:name="P29" style:family="paragraph" style:parent-style-name="Standard">
      <style:paragraph-properties fo:line-height="150%" fo:text-align="justify" style:justify-single-word="false"/>
      <style:text-properties officeooo:rsid="0011372f" officeooo:paragraph-rsid="0011372f"/>
    </style:style>
    <style:style style:name="P30" style:family="paragraph" style:parent-style-name="Standard">
      <style:paragraph-properties fo:line-height="150%" fo:text-align="justify" style:justify-single-word="false"/>
      <style:text-properties fo:font-style="normal" officeooo:paragraph-rsid="00126d2a" style:font-style-asian="normal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officeooo:rsid="0014a3cd" officeooo:paragraph-rsid="0014a3cd"/>
    </style:style>
    <style:style style:name="P32" style:family="paragraph" style:parent-style-name="Standard">
      <style:paragraph-properties fo:line-height="150%" fo:text-align="justify" style:justify-single-word="false"/>
      <style:text-properties officeooo:rsid="001722e7" officeooo:paragraph-rsid="00177bbb"/>
    </style:style>
    <style:style style:name="P33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weight="bold" officeooo:rsid="000cac83" officeooo:paragraph-rsid="000cac83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line-height="150%" fo:text-align="start" style:justify-single-word="false" fo:break-before="page"/>
      <style:text-properties officeooo:paragraph-rsid="001a9723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1372f" officeooo:paragraph-rsid="00144c3f" style:font-size-asian="12.25pt" style:font-style-asian="normal" style:font-size-complex="14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5b36e" officeooo:paragraph-rsid="0015b36e" style:font-size-asian="12.25pt" style:font-style-asian="normal" style:font-size-complex="14pt" style:font-style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606e0" style:font-size-asian="12.25pt" style:font-style-asian="normal" style:font-size-complex="14pt" style:font-style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d5cf5" style:font-size-asian="12.25pt" style:font-style-asian="normal" style:font-size-complex="14pt" style:font-style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9894" officeooo:paragraph-rsid="00177bbb" style:font-size-asian="12.25pt" style:font-style-asian="normal" style:font-size-complex="14pt" style:font-style-complex="normal"/>
    </style:style>
    <style:style style:name="P40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b2d6a" style:font-size-asian="12.25pt" style:font-style-asian="normal" style:font-size-complex="14pt" style:font-style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b3ec" style:font-size-asian="12.25pt" style:font-style-asian="normal" style:font-size-complex="14pt" style:font-style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b3ec" officeooo:paragraph-rsid="001fb3ec" style:font-size-asian="12.25pt" style:font-style-asian="normal" style:font-size-complex="14pt" style:font-style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1b9b3" officeooo:paragraph-rsid="0021b9b3" style:font-size-asian="12.25pt" style:font-style-asian="normal" style:font-size-complex="14pt" style:font-style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aa923" officeooo:paragraph-rsid="002aa923" style:font-size-asian="12.25pt" style:font-style-asian="normal" style:font-size-complex="14pt" style:font-style-complex="normal"/>
    </style:style>
    <style:style style:name="P46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1a9723" style:font-size-asian="12.25pt" style:font-size-complex="14pt"/>
    </style:style>
    <style:style style:name="P47" style:family="paragraph" style:parent-style-name="Standard">
      <style:paragraph-properties fo:line-height="150%" fo:text-align="justify" style:justify-single-word="false"/>
      <style:text-properties officeooo:paragraph-rsid="001a9723"/>
    </style:style>
    <style:style style:name="P48" style:family="paragraph" style:parent-style-name="Standard">
      <style:paragraph-properties fo:line-height="150%" fo:text-align="justify" style:justify-single-word="false"/>
      <style:text-properties officeooo:paragraph-rsid="0021b9b3"/>
    </style:style>
    <style:style style:name="P49" style:family="paragraph" style:parent-style-name="Standard">
      <style:paragraph-properties fo:line-height="150%" fo:text-align="justify" style:justify-single-word="false"/>
      <style:text-properties officeooo:paragraph-rsid="0021c474"/>
    </style:style>
    <style:style style:name="P50" style:family="paragraph" style:parent-style-name="Standard">
      <style:paragraph-properties fo:line-height="150%" fo:text-align="justify" style:justify-single-word="false"/>
      <style:text-properties officeooo:paragraph-rsid="001b2d6a"/>
    </style:style>
    <style:style style:name="P51" style:family="paragraph" style:parent-style-name="Standard">
      <style:paragraph-properties fo:line-height="150%" fo:text-align="justify" style:justify-single-word="false"/>
      <style:text-properties officeooo:paragraph-rsid="0024d7c0"/>
    </style:style>
    <style:style style:name="P52" style:family="paragraph" style:parent-style-name="Standard">
      <style:paragraph-properties fo:line-height="150%" fo:text-align="justify" style:justify-single-word="false"/>
      <style:text-properties officeooo:paragraph-rsid="002aa923"/>
    </style:style>
    <style:style style:name="P53" style:family="paragraph" style:parent-style-name="Standard">
      <style:paragraph-properties fo:line-height="150%" fo:text-align="justify" style:justify-single-word="false"/>
      <style:text-properties officeooo:paragraph-rsid="002c7a59"/>
    </style:style>
    <style:style style:name="P54" style:family="paragraph" style:parent-style-name="Standard">
      <style:paragraph-properties fo:line-height="150%" fo:text-align="justify" style:justify-single-word="false"/>
      <style:text-properties officeooo:rsid="001f2a26" officeooo:paragraph-rsid="001f2a26"/>
    </style:style>
    <style:style style:name="P55" style:family="paragraph" style:parent-style-name="Standard">
      <style:paragraph-properties fo:line-height="150%" fo:text-align="justify" style:justify-single-word="false"/>
      <style:text-properties fo:font-size="14pt" officeooo:rsid="001fb3ec" officeooo:paragraph-rsid="001fb3ec" style:font-size-asian="14pt" style:font-size-complex="14pt"/>
    </style:style>
    <style:style style:name="P56" style:family="paragraph" style:parent-style-name="Standard">
      <style:paragraph-properties fo:line-height="150%" fo:text-align="justify" style:justify-single-word="false"/>
      <style:text-properties officeooo:rsid="002317fe" officeooo:paragraph-rsid="002317fe"/>
    </style:style>
    <style:style style:name="P57" style:family="paragraph" style:parent-style-name="Standard">
      <style:paragraph-properties fo:line-height="100%" fo:text-align="justify" style:justify-single-word="false"/>
      <style:text-properties style:text-position="sub 58%" officeooo:rsid="00233ccc" officeooo:paragraph-rsid="00233ccc"/>
    </style:style>
    <style:style style:name="P58" style:family="paragraph" style:parent-style-name="Standard">
      <style:paragraph-properties fo:line-height="100%" fo:text-align="justify" style:justify-single-word="false"/>
      <style:text-properties style:text-position="sub 58%" officeooo:rsid="0024d7c0" officeooo:paragraph-rsid="0024d7c0"/>
    </style:style>
    <style:style style:name="P59" style:family="paragraph" style:parent-style-name="Standard">
      <style:paragraph-properties fo:line-height="100%" fo:text-align="justify" style:justify-single-word="false"/>
      <style:text-properties style:text-position="0% 100%" officeooo:rsid="002317fe" officeooo:paragraph-rsid="002317fe"/>
    </style:style>
    <style:style style:name="P60" style:family="paragraph" style:parent-style-name="Standard">
      <style:paragraph-properties fo:line-height="150%" fo:text-align="justify" style:justify-single-word="false"/>
      <style:text-properties style:text-position="0% 100%" officeooo:rsid="00264588" officeooo:paragraph-rsid="00264588"/>
    </style:style>
    <style:style style:name="P61" style:family="paragraph" style:parent-style-name="Standard">
      <style:paragraph-properties fo:line-height="150%" fo:text-align="justify" style:justify-single-word="false"/>
      <style:text-properties officeooo:rsid="00264588" officeooo:paragraph-rsid="00264588"/>
    </style:style>
    <style:style style:name="P62" style:family="paragraph" style:parent-style-name="Standard">
      <style:paragraph-properties fo:line-height="150%" fo:text-align="justify" style:justify-single-word="false"/>
      <style:text-properties officeooo:rsid="0027a321" officeooo:paragraph-rsid="0027a321"/>
    </style:style>
    <style:style style:name="P63" style:family="paragraph" style:parent-style-name="Table_20_Contents">
      <style:text-properties officeooo:rsid="0029d368" officeooo:paragraph-rsid="0029d368"/>
    </style:style>
    <style:style style:name="P64" style:family="paragraph" style:parent-style-name="Text_20_body" style:list-style-name="L1">
      <style:paragraph-properties fo:text-align="justify" style:justify-single-word="false"/>
      <style:text-properties officeooo:paragraph-rsid="00169894"/>
    </style:style>
    <style:style style:name="P65" style:family="paragraph" style:parent-style-name="Text_20_body" style:list-style-name="L2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66" style:family="paragraph" style:parent-style-name="Text_20_body"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67" style:family="paragraph" style:parent-style-name="Text_20_body" style:list-style-name="L2">
      <style:text-properties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68" style:family="paragraph" style:parent-style-name="Text_20_body">
      <style:text-properties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69" style:family="paragraph" style:parent-style-name="Text_20_body">
      <style:text-properties style:text-position="0% 100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70" style:family="paragraph" style:parent-style-name="Text_20_body">
      <style:text-properties style:text-position="0% 100%" officeooo:rsid="002aa923" officeooo:paragraph-rsid="002aa923"/>
    </style:style>
    <style:style style:name="P71" style:family="paragraph" style:parent-style-name="Text_20_body">
      <style:text-properties officeooo:paragraph-rsid="001b2d6a"/>
    </style:style>
    <style:style style:name="P72" style:family="paragraph" style:parent-style-name="Text_20_body">
      <style:text-properties officeooo:paragraph-rsid="002a2969"/>
    </style:style>
    <style:style style:name="P73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Times New Roman" fo:font-size="14pt" fo:font-style="normal" officeooo:paragraph-rsid="001606e0" style:font-size-asian="12.25pt" style:font-style-asian="normal" style:font-size-complex="14pt" style:font-style-complex="normal"/>
    </style:style>
    <style:style style:name="P74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officeooo:rsid="000cac83" style:font-size-asian="12.25pt" style:font-size-complex="14pt"/>
    </style:style>
    <style:style style:name="T3" style:family="text">
      <style:text-properties style:font-name="Times New Roman" fo:font-size="14pt" officeooo:rsid="000e5d42" style:font-size-asian="12.25pt" style:font-size-complex="14pt"/>
    </style:style>
    <style:style style:name="T4" style:family="text">
      <style:text-properties style:font-name="Times New Roman" fo:font-size="14pt" officeooo:rsid="000cf24d" style:font-size-asian="12.25pt" style:font-size-complex="14pt"/>
    </style:style>
    <style:style style:name="T5" style:family="text">
      <style:text-properties style:font-name="Times New Roman" fo:font-size="14pt" officeooo:rsid="0010ccb4" style:font-size-asian="12.25pt" style:font-size-complex="14pt"/>
    </style:style>
    <style:style style:name="T6" style:family="text">
      <style:text-properties style:font-name="Times New Roman" fo:font-size="14pt" officeooo:rsid="0011372f" style:font-size-asian="12.25pt" style:font-size-complex="14pt"/>
    </style:style>
    <style:style style:name="T7" style:family="text">
      <style:text-properties style:font-name="Times New Roman" fo:font-size="14pt" officeooo:rsid="0012f29a" style:font-size-asian="12.25pt" style:font-size-complex="14pt"/>
    </style:style>
    <style:style style:name="T8" style:family="text">
      <style:text-properties style:font-name="Times New Roman" fo:font-size="14pt" fo:font-style="italic" style:text-underline-style="none" officeooo:rsid="00126d2a" style:font-size-asian="12.25pt" style:font-style-asian="italic" style:font-size-complex="14pt" style:font-style-complex="italic"/>
    </style:style>
    <style:style style:name="T9" style:family="text">
      <style:text-properties style:font-name="Times New Roman" fo:font-size="14pt" fo:font-style="italic" officeooo:rsid="00169894" style:font-size-asian="12.25pt" style:font-style-asian="italic" style:font-size-complex="14pt" style:font-style-complex="italic"/>
    </style:style>
    <style:style style:name="T10" style:family="text">
      <style:text-properties style:font-name="Times New Roman" fo:font-size="14pt" fo:font-style="italic" officeooo:rsid="00192193" style:font-size-asian="12.25pt" style:font-style-asian="italic" style:font-size-complex="14pt" style:font-style-complex="italic"/>
    </style:style>
    <style:style style:name="T11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12" style:family="text">
      <style:text-properties style:font-name="Times New Roman" fo:font-size="14pt" fo:font-style="normal" officeooo:rsid="0011372f" style:font-size-asian="12.25pt" style:font-style-asian="normal" style:font-size-complex="14pt" style:font-style-complex="normal"/>
    </style:style>
    <style:style style:name="T13" style:family="text">
      <style:text-properties style:font-name="Times New Roman" fo:font-size="14pt" fo:font-style="normal" officeooo:rsid="00144c3f" style:font-size-asian="12.25pt" style:font-style-asian="normal" style:font-size-complex="14pt" style:font-style-complex="normal"/>
    </style:style>
    <style:style style:name="T14" style:family="text">
      <style:text-properties style:font-name="Times New Roman" fo:font-size="14pt" fo:font-style="normal" officeooo:rsid="0014773e" style:font-size-asian="12.25pt" style:font-style-asian="normal" style:font-size-complex="14pt" style:font-style-complex="normal"/>
    </style:style>
    <style:style style:name="T15" style:family="text">
      <style:text-properties style:font-name="Times New Roman" fo:font-size="14pt" fo:font-style="normal" officeooo:rsid="0010a2d8" style:font-size-asian="12.25pt" style:font-style-asian="normal" style:font-size-complex="14pt" style:font-style-complex="normal"/>
    </style:style>
    <style:style style:name="T16" style:family="text">
      <style:text-properties style:font-name="Times New Roman" fo:font-size="14pt" fo:font-style="normal" officeooo:rsid="0012f29a" style:font-size-asian="12.25pt" style:font-style-asian="normal" style:font-size-complex="14pt" style:font-style-complex="normal"/>
    </style:style>
    <style:style style:name="T17" style:family="text">
      <style:text-properties style:font-name="Times New Roman" fo:font-size="14pt" fo:font-style="normal" officeooo:rsid="0015b36e" style:font-size-asian="12.25pt" style:font-style-asian="normal" style:font-size-complex="14pt" style:font-style-complex="normal"/>
    </style:style>
    <style:style style:name="T18" style:family="text">
      <style:text-properties style:font-name="Times New Roman" fo:font-size="14pt" fo:font-style="normal" officeooo:rsid="001606e0" style:font-size-asian="12.25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officeooo:rsid="00169894" style:font-size-asian="12.25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officeooo:rsid="000cf24d" style:font-size-asian="12.25pt" style:font-style-asian="normal" style:font-size-complex="14pt" style:font-style-complex="normal"/>
    </style:style>
    <style:style style:name="T21" style:family="text">
      <style:text-properties style:font-name="Times New Roman" fo:font-size="14pt" fo:font-style="normal" officeooo:rsid="0010ccb4" style:font-size-asian="12.25pt" style:font-style-asian="normal" style:font-size-complex="14pt" style:font-style-complex="normal"/>
    </style:style>
    <style:style style:name="T22" style:family="text">
      <style:text-properties style:font-name="Times New Roman" fo:font-size="14pt" fo:font-style="normal" officeooo:rsid="00177bbb" style:font-size-asian="12.25pt" style:font-style-asian="normal" style:font-size-complex="14pt" style:font-style-complex="normal"/>
    </style:style>
    <style:style style:name="T23" style:family="text">
      <style:text-properties style:font-name="Times New Roman" fo:font-size="14pt" fo:font-style="normal" officeooo:rsid="0017bc94" style:font-size-asian="12.25pt" style:font-style-asian="normal" style:font-size-complex="14pt" style:font-style-complex="normal"/>
    </style:style>
    <style:style style:name="T24" style:family="text">
      <style:text-properties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25" style:family="text">
      <style:text-properties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26" style:family="text">
      <style:text-properties style:font-name="Times New Roman" fo:font-size="14pt" fo:font-style="normal" officeooo:rsid="001a9723" style:font-size-asian="12.25pt" style:font-style-asian="normal" style:font-size-complex="14pt" style:font-style-complex="normal"/>
    </style:style>
    <style:style style:name="T27" style:family="text">
      <style:text-properties style:font-name="Times New Roman" fo:font-size="14pt" fo:font-style="normal" officeooo:rsid="001b2d6a" style:font-size-asian="12.25pt" style:font-style-asian="normal" style:font-size-complex="14pt" style:font-style-complex="normal"/>
    </style:style>
    <style:style style:name="T28" style:family="text">
      <style:text-properties style:font-name="Times New Roman" fo:font-size="14pt" fo:font-style="normal" officeooo:rsid="001fb3ec" style:font-size-asian="12.25pt" style:font-style-asian="normal" style:font-size-complex="14pt" style:font-style-complex="normal"/>
    </style:style>
    <style:style style:name="T29" style:family="text">
      <style:text-properties style:font-name="Times New Roman" fo:font-size="14pt" fo:font-style="normal" officeooo:rsid="0021b9b3" style:font-size-asian="12.25pt" style:font-style-asian="normal" style:font-size-complex="14pt" style:font-style-complex="normal"/>
    </style:style>
    <style:style style:name="T30" style:family="text">
      <style:text-properties style:font-name="Times New Roman" fo:font-size="14pt" fo:font-style="normal" officeooo:rsid="0021c474" style:font-size-asian="12.25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officeooo:rsid="0027a321" style:font-size-asian="12.25pt" style:font-style-asian="normal" style:font-size-complex="14pt" style:font-style-complex="normal"/>
    </style:style>
    <style:style style:name="T32" style:family="text">
      <style:text-properties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33" style:family="text">
      <style:text-properties style:font-name="Times New Roman" fo:font-size="14pt" fo:font-style="normal" officeooo:rsid="002aa923" style:font-size-asian="12.25pt" style:font-style-asian="normal" style:font-size-complex="14pt" style:font-style-complex="normal"/>
    </style:style>
    <style:style style:name="T34" style:family="text">
      <style:text-properties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35" style:family="text"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Times New Roman" fo:font-size="14pt" fo:font-style="normal" fo:font-weight="normal" officeooo:rsid="002aa923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Times New Roman" fo:font-size="14pt" fo:font-style="normal" officeooo:rsid="001fb3ec" style:font-size-asian="14pt" style:font-style-asian="normal" style:font-size-complex="14pt" style:font-style-complex="normal"/>
    </style:style>
    <style:style style:name="T39" style:family="text">
      <style:text-properties style:font-name="Times New Roman" fo:font-size="14pt" fo:font-style="normal" officeooo:rsid="0021c474" style:font-size-asian="14pt" style:font-style-asian="normal" style:font-size-complex="14pt" style:font-style-complex="normal"/>
    </style:style>
    <style:style style:name="T40" style:family="text">
      <style:text-properties style:font-name="Times New Roman" fo:font-size="14pt" style:text-underline-style="none" officeooo:rsid="0011372f" style:font-size-asian="12.25pt" style:font-size-complex="14pt"/>
    </style:style>
    <style:style style:name="T41" style:family="text">
      <style:text-properties style:font-name="Times New Roman" fo:font-size="14pt" style:text-underline-style="none" officeooo:rsid="00126d2a" style:font-size-asian="12.25pt" style:font-size-complex="14pt"/>
    </style:style>
    <style:style style:name="T42" style:family="text">
      <style:text-properties style:font-name="Times New Roman" fo:font-size="14pt" style:text-underline-style="none" officeooo:rsid="0012f29a" style:font-size-asian="12.25pt" style:font-size-complex="14pt"/>
    </style:style>
    <style:style style:name="T43" style:family="text">
      <style:text-properties style:font-name="Times New Roman" fo:font-size="14pt" officeooo:rsid="0022763b" style:font-size-asian="14pt" style:font-size-complex="14pt"/>
    </style:style>
    <style:style style:name="T44" style:family="text">
      <style:text-properties style:font-name="Times New Roman" fo:font-size="14pt" officeooo:rsid="0023dcd2" style:font-size-asian="14pt" style:font-size-complex="14pt"/>
    </style:style>
    <style:style style:name="T45" style:family="text">
      <style:text-properties style:font-name="Times New Roman" fo:font-size="14pt" officeooo:rsid="000cf24d" style:font-size-asian="14pt" style:font-size-complex="14pt"/>
    </style:style>
    <style:style style:name="T46" style:family="text">
      <style:text-properties style:font-name="Times New Roman" fo:font-size="14pt" officeooo:rsid="00215615" style:font-size-asian="14pt" style:font-size-complex="14pt"/>
    </style:style>
    <style:style style:name="T47" style:family="text">
      <style:text-properties style:font-name="Times New Roman" fo:font-size="14pt" fo:font-weight="bold" officeooo:rsid="000cac83" style:font-size-asian="12.25pt" style:font-weight-asian="bold" style:font-size-complex="14pt" style:font-weight-complex="bold"/>
    </style:style>
    <style:style style:name="T48" style:family="text">
      <style:text-properties style:font-name="Times New Roman" fo:font-size="14pt" fo:font-weight="bold" officeooo:rsid="001a9723" style:font-size-asian="12.25pt" style:font-weight-asian="bold" style:font-size-complex="14pt" style:font-weight-complex="bold"/>
    </style:style>
    <style:style style:name="T49" style:family="text">
      <style:text-properties style:font-name="Times New Roman" fo:font-style="normal" style:font-style-asian="normal" style:font-style-complex="normal"/>
    </style:style>
    <style:style style:name="T50" style:family="text">
      <style:text-properties style:font-name="Times New Roman" fo:font-style="normal" officeooo:rsid="00216ec6" style:font-style-asian="normal" style:font-style-complex="normal"/>
    </style:style>
    <style:style style:name="T51" style:family="text">
      <style:text-properties officeooo:rsid="0022763b"/>
    </style:style>
    <style:style style:name="T52" style:family="text">
      <style:text-properties style:text-position="-33% 80%"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53" style:family="text">
      <style:text-properties style:text-position="0% 100%"/>
    </style:style>
    <style:style style:name="T54" style:family="text">
      <style:text-properties style:text-position="0% 100%" style:font-name="Times New Roman" fo:font-size="14pt" fo:font-style="normal" style:font-size-asian="12.25pt" style:font-style-asian="normal" style:font-size-complex="14pt" style:font-style-complex="normal"/>
    </style:style>
    <style:style style:name="T55" style:family="text">
      <style:text-properties style:text-position="0% 100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56" style:family="text">
      <style:text-properties style:text-position="0% 100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57" style:family="text">
      <style:text-properties style:text-position="0% 100%" style:font-name="Times New Roman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58" style:family="text">
      <style:text-properties style:text-position="0% 100%" style:font-name="Times New Roman" fo:font-size="14pt" fo:font-style="normal" fo:font-weight="bold" officeooo:rsid="002a2969" style:font-size-asian="12.25pt" style:font-style-asian="normal" style:font-weight-asian="bold" style:font-size-complex="14pt" style:font-style-complex="normal" style:font-weight-complex="bold"/>
    </style:style>
    <style:style style:name="T59" style:family="text">
      <style:text-properties style:text-position="0% 100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text-position="0% 100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text-position="0% 100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62" style:family="text">
      <style:text-properties style:text-position="0% 100%" officeooo:rsid="0027a321"/>
    </style:style>
    <style:style style:name="T63" style:family="text">
      <style:text-properties style:text-position="0% 100%" fo:font-weight="normal" style:font-weight-asian="normal" style:font-weight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style:text-position="sub 58%"/>
    </style:style>
    <style:style style:name="T66" style:family="text">
      <style:text-properties style:text-position="sub 58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67" style:family="text">
      <style:text-properties style:text-position="sub 58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text-position="sub 58%" style:font-name="Times New Roman" fo:font-size="14pt" fo:font-style="normal" style:font-size-asian="12.25pt" style:font-style-asian="normal" style:font-size-complex="14pt" style:font-style-complex="normal"/>
    </style:style>
    <style:style style:name="T69" style:family="text">
      <style:text-properties style:text-position="sub 58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70" style:family="text">
      <style:text-properties style:text-position="sub 58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71" style:family="text">
      <style:text-properties style:text-position="sub 58%" officeooo:rsid="0027a321"/>
    </style:style>
    <style:style style:name="T72" style:family="text">
      <style:text-properties style:text-position="sub 58%" fo:font-weight="normal" style:font-weight-asian="normal" style:font-weight-complex="normal"/>
    </style:style>
    <style:style style:name="T73" style:family="text">
      <style:text-properties officeooo:rsid="0027a321"/>
    </style:style>
    <style:style style:name="T74" style:family="text">
      <style:text-properties officeooo:rsid="002c7a59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ОБРНАУКИ РОССИИ</text:p>
      <text:p text:style-name="P10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10"/>
      <text:p text:style-name="P10">Интернет-институт</text:p>
      <text:p text:style-name="P6"/>
      <text:p text:style-name="P6"/>
      <text:p text:style-name="P6"/>
      <text:p text:style-name="P14"><text:span text:style-name="T45">ПРАКТИЧЕСКАЯ</text:span><text:span text:style-name="T46"> РАБОТА</text:span></text:p>
      <text:p text:style-name="P7">по дисциплине</text:p>
      <text:p text:style-name="P14"><text:span text:style-name="T43">«</text:span><text:span text:style-name="T45">Информатика</text:span><text:span text:style-name="T43">»</text:span></text:p>
      <text:p text:style-name="P7">Семестр 1</text:p>
      <text:p text:style-name="P7"/>
      <text:p text:style-name="P7"/>
      <text:p text:style-name="P7">Вариант 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51">Выполнил: студент гр. </text:span>ИБ262521-ф</text:p>
      <text:p text:style-name="P8">Артемов Александр Евгеньевич</text:p>
      <text:p text:style-name="P13"><text:span text:style-name="T43">Проверил: канд. техн. наук, доц.</text:span><text:span text:style-name="T44"> Баранова Е.М.</text:span></text:p>
      <text:p text:style-name="P5"/>
      <text:p text:style-name="P5"/>
      <text:p text:style-name="P5"/>
      <text:p text:style-name="P4">Тула 2022</text:p>
      <text:p text:style-name="P33">Практическая работа № 1</text:p>
      <text:p text:style-name="P1">Тема: Количество информации.</text:p>
      <text:p text:style-name="P1">Цель работы: Получение основных навыков работы с количеством информации.</text:p>
      <text:p text:style-name="P25"><text:span text:style-name="T2">В</text:span><text:span text:style-name="T1">ариант: 3 — задачи 3, 8, 13.</text:span></text:p>
      <text:p text:style-name="P2"/>
      <text:p text:style-name="P15"><text:span text:style-name="T3">3. </text:span><text:span text:style-name="T1">Имеются 10 книг, из которых 3 – научных, остальные – художественные. Определить количество информации в сообщении о том, что некто выбрал научную книгу; некто выбрал художественную книгу; некто выбрал книгу.</text:span></text:p>
      <text:p text:style-name="P27"><text:span text:style-name="T3">Р</text:span><text:span text:style-name="T1">ешение:</text:span></text:p>
      <text:p text:style-name="P27"><draw:frame draw:style-name="fr2" draw:name="Объект1" text:anchor-type="as-char" svg:y="-0.619cm" svg:width="2.194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>, </text:span><text:span text:style-name="T5">где </text:span><text:span text:style-name="T5"><draw:frame draw:style-name="fr2" draw:name="Объект2" text:anchor-type="as-char" svg:y="-0.377cm" svg:width="0.46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- вероятность события</text:span></text:p>
      <text:p text:style-name="P16"><text:span text:style-name="T5"><draw:frame draw:style-name="fr2" draw:name="Объект3" text:anchor-type="as-char" svg:y="-0.619cm" svg:width="1.298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, где </text:span><text:span text:style-name="T5"><draw:frame draw:style-name="fr2" draw:name="Объект4" text:anchor-type="as-char" svg:y="-0.377cm" svg:width="0.427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- количество благоприятствующих исходов событию, <text:line-break/>а </text:span><text:span text:style-name="T5"><draw:frame draw:style-name="fr2" draw:name="Объект5" text:anchor-type="as-char" svg:y="-0.377cm" svg:width="0.42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- общее число исходов.</text:span></text:p>
      <text:p text:style-name="P29"><text:span text:style-name="T5">К</text:span><text:span text:style-name="T1">оличество информации в сообщении о выборе научной книги:</text:span></text:p>
      <text:p text:style-name="P3"><draw:frame draw:style-name="fr2" draw:name="Объект6" text:anchor-type="as-char" svg:y="-0.619cm" svg:width="4.494cm" svg:height="0.9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17"><text:span text:style-name="T5">К</text:span><text:span text:style-name="T6">оличество информации в сообщении о выборе художественной книги:</text:span></text:p>
      <text:p text:style-name="P3"><draw:frame draw:style-name="fr2" draw:name="Объект7" text:anchor-type="as-char" svg:y="-0.619cm" svg:width="4.484cm" svg:height="0.99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7"><text:span text:style-name="T5">К</text:span><text:span text:style-name="T6">оличество информации в сообщении о выборе книги:</text:span></text:p>
      <text:p text:style-name="P3"><draw:frame draw:style-name="fr2" draw:name="Объект8" text:anchor-type="as-char" svg:y="-0.619cm" svg:width="3.962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3">Ответ: 1,74 бит; 0,51 бит; 0 бит.</text:p>
      <text:p text:style-name="P3"/>
      <text:p text:style-name="P17"><text:span text:style-name="T6">8. </text:span><text:span text:style-name="T1">Имеется шифр, содержащий следующие символы: * + @ $. Сообщение содержит 5 символа *, 6 символов +, 2 символа @, 7 символов $. Сколько байт содержит сообщение?</text:span></text:p>
      <text:p text:style-name="P28"><text:span text:style-name="T3">Р</text:span><text:span text:style-name="T6">ешение:</text:span></text:p>
      <text:p text:style-name="P28"><text:span text:style-name="T6"><draw:frame draw:style-name="fr2" draw:name="Объект9" text:anchor-type="as-char" svg:y="-0.437cm" svg:width="1.515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, </text:span><text:span text:style-name="T7">откуда</text:span><text:span text:style-name="T6"><draw:frame draw:style-name="fr2" draw:name="Объект10" text:anchor-type="as-char" svg:y="-0.377cm" svg:width="2.087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0"><text:span text:style-name="T40">Мощность алфавита N </text:span><text:span text:style-name="T41">= 4,</text:span><text:span text:style-name="T40"> </text:span><text:span text:style-name="T41">количество символов для кодировки </text:span><text:span text:style-name="T8">m</text:span><text:span text:style-name="T41"> = 2 (0 и 1).</text:span></text:p>
      <text:p text:style-name="P30"><text:soft-page-break/><text:span text:style-name="T41">Количество разрядов (бит), с помощью которых будет осуществляться кодировка </text:span><text:span text:style-name="T42">одного символа</text:span><draw:frame draw:style-name="fr2" draw:name="Объект11" text:anchor-type="as-char" svg:y="-0.377cm" svg:width="3.515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30"><draw:frame draw:style-name="fr2" draw:name="Объект12" text:anchor-type="as-char" svg:y="-0.377cm" svg:width="7.886cm" svg:height="0.531cm" draw:z-index="11"><draw:object xlink:href="./Object 12" xlink:type="simple" xlink:show="embed" xlink:actuate="onLoad"/><draw:image xlink:href="./ObjectReplacements/Object 12" xlink:type="simple" xlink:show="embed" xlink:actuate="onLoad"/></draw:frame>.</text:p>
      <text:p text:style-name="P18"><text:span text:style-name="T12">Ответ: </text:span><text:span text:style-name="T13">5</text:span><text:span text:style-name="T12"> б</text:span><text:span text:style-name="T13">ай</text:span><text:span text:style-name="T12">т.</text:span></text:p>
      <text:p text:style-name="P35"/>
      <text:p text:style-name="P19"><text:span text:style-name="T12">1</text:span><text:span text:style-name="T14">3. </text:span><text:span text:style-name="T11">Сколько двоичных разрядов достаточно для кодирования 25 различных состояний?</text:span></text:p>
      <text:p text:style-name="P19"><text:span text:style-name="T11"><draw:frame draw:style-name="fr2" draw:name="Объект13" text:anchor-type="as-char" svg:y="-0.437cm" svg:width="1.515cm" svg:height="0.52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2">, </text:span><text:span text:style-name="T16">откуда</text:span><text:span text:style-name="T12"><draw:frame draw:style-name="fr2" draw:name="Объект14" text:anchor-type="as-char" svg:y="-0.377cm" svg:width="2.087cm" svg:height="0.53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2">. </text:span></text:p>
      <text:p text:style-name="P31"><text:span text:style-name="T12">К</text:span><text:span text:style-name="T11">оличество разрядов должно быть целым положительным числом, поэтому </text:span><text:span text:style-name="T11"><draw:frame draw:style-name="fr2" draw:name="Объект15" text:anchor-type="as-char" svg:y="-0.437cm" svg:width="1.498cm" svg:height="0.52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, </text:span><text:span text:style-name="T17">откуда </text:span><text:span text:style-name="T17"><draw:frame draw:style-name="fr2" draw:name="Объект16" text:anchor-type="as-char" svg:y="-0.377cm" svg:width="1.161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7">, т.к. </text:span><text:span text:style-name="T17"><draw:frame draw:style-name="fr2" draw:name="Объект17" text:anchor-type="as-char" svg:y="-0.437cm" svg:width="3.874cm" svg:height="0.52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7">.</text:span></text:p>
      <text:p text:style-name="P36">Ответ: 5.</text:p>
      <text:p text:style-name="P36"/>
      <text:p text:style-name="P37">Вывод.</text:p>
      <text:p text:style-name="P20"><text:span text:style-name="T18">1. </text:span><text:span text:style-name="T11">Наиболее распространены два подхода к определению количества информации:</text:span></text:p>
      <text:list xml:id="list3442254770" text:style-name="L1">
        <text:list-item>
          <text:p text:style-name="P73">вероятностный — количество информации определяется исходя из энтропии опыта; </text:p>
        </text:list-item>
        <text:list-item>
          <text:p text:style-name="P64"><text:span text:style-name="T11">объемный — количество информации измеряется в битах </text:span><text:span text:style-name="T19">(</text:span><text:span text:style-name="T11">один бит – это вероятность появления одного из двух равно возможных значений, в двоичном коде – 0 или 1</text:span><text:span text:style-name="T19">) — </text:span><text:span text:style-name="T11">минимальных информационных единицах. </text:span></text:p>
        </text:list-item>
      </text:list>
      <text:p text:style-name="P21"><text:span text:style-name="T19">2. </text:span><text:span text:style-name="Strong_20_Emphasis"><text:span text:style-name="T35">Энтропия</text:span></text:span><text:span text:style-name="T11"> – это мера неопределенности в результатах исхода опыта, </text:span><text:span text:style-name="T19">определяется по формуле: </text:span><text:span text:style-name="T19"><draw:frame draw:style-name="fr2" draw:name="Объект18" text:anchor-type="as-char" svg:y="-0.713cm" svg:width="3.447cm" svg:height="1.139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, где</text:span></text:p>
      <text:p text:style-name="P21"><text:span text:style-name="T9"><draw:frame draw:style-name="fr2" draw:name="Объект20" text:anchor-type="as-char" svg:y="-0.377cm" svg:width="0.572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9"><text:s/>— энтропия исходов опыта, </text:span></text:p>
      <text:p text:style-name="P22"><text:span text:style-name="T14"><draw:frame draw:style-name="fr2" draw:name="Объект19" text:anchor-type="as-char" svg:y="-0.377cm" svg:width="0.568cm" svg:height="0.53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9"><text:s/>— вероятность того, что исход опыта будет находиться в </text:span><text:span text:style-name="T9">i</text:span><text:span text:style-name="T19">–том состоянии,</text:span></text:p>
      <text:p text:style-name="P22"><text:span text:style-name="T19"><draw:frame draw:style-name="fr2" draw:name="Объект21" text:anchor-type="as-char" svg:y="-0.377cm" svg:width="0.547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— количество состояний, которые может принимать исход опыта.</text:span></text:p>
      <text:p text:style-name="P39"/>
      <text:p text:style-name="P39"/>
      <text:p text:style-name="P39"/>
      <text:p text:style-name="P32"><text:soft-page-break/><text:span text:style-name="T19">3. </text:span><text:span text:style-name="T11">Для решения задач использованы:</text:span></text:p>
      <text:p text:style-name="P32"><text:span text:style-name="T11">- метод вычисления количества информации </text:span><text:span text:style-name="T22">на основании вероятности наступления события</text:span><text:span text:style-name="T11"> по формуле </text:span><text:span text:style-name="T15"><draw:frame draw:style-name="fr2" draw:name="Объект22" text:anchor-type="as-char" svg:y="-0.619cm" svg:width="2.194cm" svg:height="0.998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0">, </text:span><text:span text:style-name="T21">где </text:span><text:span text:style-name="T21"><draw:frame draw:style-name="fr2" draw:name="Объект23" text:anchor-type="as-char" svg:y="-0.377cm" svg:width="0.466cm" svg:height="0.46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1">- вероятность события;</text:span></text:p>
      <text:p text:style-name="P23"><text:span text:style-name="T21">- </text:span><text:span text:style-name="T22">метод комбинаторики для вычисления количества объектов, закодированных определенной последовательностью символов по формуле </text:span><text:span text:style-name="T22"><draw:frame draw:style-name="fr2" draw:name="Объект24" text:anchor-type="as-char" svg:y="-0.437cm" svg:width="1.515cm" svg:height="0.527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2">, где <text:line-break/>m = 2, так как </text:span><text:span text:style-name="T23">для кодирования используется </text:span><text:span text:style-name="T24">бинарный код</text:span><text:span text:style-name="T23"> (0 и 1), </text:span><text:span text:style-name="T24">а </text:span><text:span text:style-name="T10">n — </text:span><text:span text:style-name="T24">количество символов используемого алфавита.</text:span></text:p>
      <text:p text:style-name="P34"><text:span text:style-name="T47">Практическая работа № </text:span><text:span text:style-name="T48">2</text:span></text:p>
      <text:p text:style-name="P46">Тема: Кодирование числовой информации.</text:p>
      <text:p text:style-name="P46">Цель работы: Получение основных навыков работы с различными системами счисления.</text:p>
      <text:p text:style-name="P26"><text:span text:style-name="T25">В</text:span><text:span text:style-name="T24">ариант: 3 — задачи 3, 8, 13, </text:span><text:span text:style-name="T26">18, 23, 28</text:span><text:span text:style-name="T24">.</text:span></text:p>
      <text:p text:style-name="P40"/>
      <text:p text:style-name="P47"><text:span text:style-name="T24">3. Определить сумму чисел 1001</text:span><text:span text:style-name="T52">2</text:span><text:span text:style-name="T24">, 1001</text:span><text:span text:style-name="T52">8</text:span><text:span text:style-name="T24">, 1001</text:span><text:span text:style-name="T52">16</text:span><text:span text:style-name="T24"> и указать ее в десятичной системе счисления.</text:span></text:p>
      <text:p text:style-name="P54"><text:span text:style-name="T11">Решение:</text:span></text:p>
      <text:p text:style-name="P54"><text:span text:style-name="T11">Переведем все числа в десятичную систему счисления.</text:span></text:p>
      <text:p text:style-name="P54"><text:span text:style-name="T54"><draw:frame draw:style-name="fr1" draw:name="Объект25" text:anchor-type="as-char" svg:y="-0.437cm" svg:width="8.618cm" svg:height="0.591cm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54"><text:span text:style-name="T54"><draw:frame draw:style-name="fr1" draw:name="Объект26" text:anchor-type="as-char" svg:y="-0.437cm" svg:width="9.486cm" svg:height="0.591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54"><text:span text:style-name="T54"><draw:frame draw:style-name="fr1" draw:name="Объект27" text:anchor-type="as-char" svg:y="-0.437cm" svg:width="10.915cm" svg:height="0.591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7"><text:span text:style-name="T24"><draw:frame draw:style-name="fr1" draw:name="Объект28" text:anchor-type="as-char" svg:y="-0.377cm" svg:width="3.89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55"><text:span text:style-name="T49">Ответ: </text:span><text:span text:style-name="T50">4619</text:span></text:p>
      <text:p text:style-name="P47"><text:span text:style-name="T24"/></text:p>
      <text:p text:style-name="P41">8. Указать наименьшее основание системы счисления, в которой запись числа 4053 двузначна (содержит 2 разряда), трехзначна (содержит 3 разряда).</text:p>
      <text:p text:style-name="P42">Решение:</text:p>
      <text:p text:style-name="P43">Пусть искомое основание системы счисления равно 63, тогда:</text:p>
      <text:p text:style-name="P44">4053 : 63 = 64 остаток 25</text:p>
      <text:p text:style-name="P44">64 : 63 = 1 остаток 1</text:p>
      <text:p text:style-name="P44">Значит, <draw:frame draw:style-name="fr1" draw:name="Объект29" text:anchor-type="as-char" svg:y="-0.377cm" svg:width="2.993cm" svg:height="0.531cm" draw:z-index="28"><draw:object xlink:href="./Object 29" xlink:type="simple" xlink:show="embed" xlink:actuate="onLoad"/><draw:image xlink:href="./ObjectReplacements/Object 29" xlink:type="simple" xlink:show="embed" xlink:actuate="onLoad"/></draw:frame>- три разряда.</text:p>
      <text:p text:style-name="P48"><text:span text:style-name="T28">Пусть искомое основание системы счисления равно 6</text:span><text:span text:style-name="T29">4</text:span><text:span text:style-name="T28">, тогда:</text:span></text:p>
      <text:p text:style-name="P48"><text:span text:style-name="T29">4053 : 64 = 63 остаток 25</text:span></text:p>
      <text:p text:style-name="P48"><text:span text:style-name="T29">Значит, </text:span><text:span text:style-name="T29"><draw:frame draw:style-name="fr1" draw:name="Объект30" text:anchor-type="as-char" svg:y="-0.377cm" svg:width="3.009cm" svg:height="0.53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29">- два разряда.</text:span></text:p>
      <text:p text:style-name="P49"><text:span text:style-name="T28">Пусть искомое основание системы счисления равно </text:span><text:span text:style-name="T30">15</text:span><text:span text:style-name="T28">, тогда:</text:span></text:p>
      <text:p text:style-name="P49"><text:span text:style-name="T29">4053 : </text:span><text:span text:style-name="T30">15</text:span><text:span text:style-name="T29"> = </text:span><text:span text:style-name="T30">270</text:span><text:span text:style-name="T29"> остаток </text:span><text:span text:style-name="T30">3</text:span></text:p>
      <text:p text:style-name="P49"><text:span text:style-name="T30">270</text:span><text:span text:style-name="T29"> : </text:span><text:span text:style-name="T30">15</text:span><text:span text:style-name="T29"> = </text:span><text:span text:style-name="T30">18</text:span><text:span text:style-name="T29"> остаток </text:span><text:span text:style-name="T30">0</text:span></text:p>
      <text:p text:style-name="P49"><text:span text:style-name="T30">18</text:span><text:span text:style-name="T29"> : </text:span><text:span text:style-name="T30">15</text:span><text:span text:style-name="T29"> = </text:span><text:span text:style-name="T30">1</text:span><text:span text:style-name="T29"> остаток </text:span><text:span text:style-name="T30">3</text:span></text:p>
      <text:p text:style-name="P49"><text:soft-page-break/><text:span text:style-name="T29">Значит, </text:span><text:span text:style-name="T29"><draw:frame draw:style-name="fr1" draw:name="Объект31" text:anchor-type="as-char" svg:y="-0.377cm" svg:width="2.947cm" svg:height="0.531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9">- </text:span><text:span text:style-name="T30">четыре</text:span><text:span text:style-name="T29"> разряда.</text:span></text:p>
      <text:p text:style-name="P49"><text:span text:style-name="T28">Пусть искомое основание системы счисления равно </text:span><text:span text:style-name="T30">16</text:span><text:span text:style-name="T28">, тогда:</text:span></text:p>
      <text:p text:style-name="P49"><text:span text:style-name="T29">4053 : </text:span><text:span text:style-name="T30">16</text:span><text:span text:style-name="T29"> = </text:span><text:span text:style-name="T30">253</text:span><text:span text:style-name="T29"> остаток </text:span><text:span text:style-name="T30">5</text:span></text:p>
      <text:p text:style-name="P49"><text:span text:style-name="T30">253</text:span><text:span text:style-name="T29"> : </text:span><text:span text:style-name="T30">16</text:span><text:span text:style-name="T29"> = </text:span><text:span text:style-name="T30">15 (F)</text:span><text:span text:style-name="T29"> остаток </text:span><text:span text:style-name="T30">13 (D)</text:span></text:p>
      <text:p text:style-name="P49"><text:span text:style-name="T29">Значит, </text:span><text:span text:style-name="T29"><draw:frame draw:style-name="fr1" draw:name="Объект32" text:anchor-type="as-char" svg:y="-0.377cm" svg:width="2.962cm" svg:height="0.531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9">- </text:span><text:span text:style-name="T30">три</text:span><text:span text:style-name="T29"> разряда.</text:span></text:p>
      <text:p text:style-name="P49"><text:span text:style-name="T38">Ответ: </text:span><text:span text:style-name="T39">64, 16.</text:span></text:p>
      <text:p text:style-name="P41"/>
      <text:p text:style-name="P24"><text:span text:style-name="T24">1</text:span><text:span text:style-name="T27">3. </text:span><text:span text:style-name="T11">Перевести число 4,27, записанное в десятичной системе счисления, в число, записанное в шестеричной системе счисления. Ответ округлить до четвертого знака после запятой.</text:span></text:p>
      <text:p text:style-name="P56"><text:span text:style-name="T11">Решение:</text:span></text:p>
      <text:p text:style-name="P56"><text:span text:style-name="T11">Целая часть </text:span><text:span text:style-name="T11"><draw:frame draw:style-name="fr1" draw:name="Объект33" text:anchor-type="as-char" svg:y="-0.377cm" svg:width="1.593cm" svg:height="0.531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1">.</text:span></text:p>
      <text:p text:style-name="P57"><text:span text:style-name="T54">0,27 x 6 = </text:span><text:span text:style-name="T57">1</text:span><text:span text:style-name="T59">,62</text:span></text:p>
      <text:p text:style-name="P57"><text:span text:style-name="T59">0,62 x 6 = </text:span><text:span text:style-name="T57">3</text:span><text:span text:style-name="T59">,72</text:span></text:p>
      <text:p text:style-name="P57"><text:span text:style-name="T59">0,72 x 6 = </text:span><text:span text:style-name="T57">4</text:span><text:span text:style-name="T59">,32</text:span></text:p>
      <text:p text:style-name="P57"><text:span text:style-name="T59">0,32 x 6 = </text:span><text:span text:style-name="T57">1</text:span><text:span text:style-name="T59">,92</text:span></text:p>
      <text:p text:style-name="P57"><text:span text:style-name="T59">0,92 x 6 = </text:span><text:span text:style-name="T57">5</text:span><text:span text:style-name="T59">,52</text:span></text:p>
      <text:p text:style-name="P58"><text:span text:style-name="T59">4,27</text:span><text:span text:style-name="T35">10</text:span><text:span text:style-name="T59"> = 4,1342</text:span><text:span text:style-name="T35">6</text:span></text:p>
      <text:p text:style-name="P59"/>
      <text:p text:style-name="P51"><text:span text:style-name="T38">Ответ: </text:span><text:span text:style-name="T60">4,1342</text:span><text:span text:style-name="T66">6</text:span><text:span text:style-name="T39">.</text:span></text:p>
      <text:p text:style-name="P24"><text:span text:style-name="T11"/></text:p>
      <text:p text:style-name="P24"><text:span text:style-name="T27">18. </text:span><text:span text:style-name="T11">Разделить на два число 10010010, записанное в двоичной системе счисления. Сделать выводы.</text:span></text:p>
      <text:p text:style-name="P61"><text:span text:style-name="T11">10010010</text:span><text:span text:style-name="T68">2</text:span><text:span text:style-name="T54"> : 2</text:span><text:span text:style-name="T68">10</text:span><text:span text:style-name="T54"> = 1001001</text:span><text:span text:style-name="T68">2</text:span></text:p>
      <text:p text:style-name="P60"><text:span text:style-name="T11">При делении </text:span><text:span text:style-name="T31">четного </text:span><text:span text:style-name="T11">двоичного числа на два </text:span><text:span text:style-name="T31">двоичное число сокращается на младший разряд.</text:span></text:p>
      <text:p text:style-name="P62"><text:span text:style-name="T11">Ответ: </text:span><text:span text:style-name="T55">1001001</text:span><text:span text:style-name="T69">2</text:span><text:span text:style-name="T55">.</text:span></text:p>
      <text:p text:style-name="P24"><text:span text:style-name="T11"/></text:p>
      <text:p text:style-name="P24"><text:span text:style-name="T27">23. </text:span><text:span text:style-name="T11">Выполнить операцию вычитания для чисел: </text:span></text:p>
      <text:list xml:id="list4140357174" text:style-name="L2">
        <text:list-item>
          <text:p text:style-name="P74">в двоичной системе счисления 101011 – 101101; </text:p>
        </text:list-item>
        <text:list-item>
          <text:p text:style-name="P74">в восьмеричной системе счисления 271 – 36;</text:p>
        </text:list-item>
        <text:list-item>
          <text:p text:style-name="P65">в шестнадцатеричной системе счисления C5F – 72.</text:p>
          <text:p text:style-name="P67"><text:span text:style-name="T65"/></text:p>
        </text:list-item>
      </text:list>
      <text:p text:style-name="P69"><text:soft-page-break/>Решение:</text:p>
      <text:p text:style-name="P69">101011<text:span text:style-name="T71">2</text:span> – 101101<text:span text:style-name="T71">2</text:span><text:span text:style-name="T73"> = -10</text:span><text:span text:style-name="T71">2</text:span></text:p>
      <text:p text:style-name="P69">271<text:span text:style-name="T72">8</text:span><text:span text:style-name="T64"> - 36</text:span><text:span text:style-name="T72">8</text:span><text:span text:style-name="T64"> = 233</text:span><text:span text:style-name="T72">8</text:span></text:p>
      <text:p text:style-name="P69"><text:span text:style-name="T64">C5F</text:span><text:span text:style-name="T72">16</text:span><text:span text:style-name="T64"> - 72</text:span><text:span text:style-name="T72">16</text:span><text:span text:style-name="T64"> = BED</text:span><text:span text:style-name="T72">16</text:span></text:p>
      <text:p text:style-name="P68"><text:span text:style-name="T53">Ответ: </text:span><text:span text:style-name="T62">-10</text:span><text:span text:style-name="T71">2</text:span><text:span text:style-name="T62">, </text:span><text:span text:style-name="T63">233</text:span><text:span text:style-name="T72">8</text:span><text:span text:style-name="T63">, BED</text:span><text:span text:style-name="T72">16</text:span><text:span text:style-name="T63">.</text:span></text:p>
      <text:p text:style-name="P68"><text:span text:style-name="T63"/></text:p>
      <text:p text:style-name="P71"><text:span text:style-name="T27">28. </text:span><text:span text:style-name="T11">Выполнить умножение для восьмеричных чисел: 345 и 362.</text:span>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row table:style-name="TableLine9484613154238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table:number-rows-spanned="2" office:value-type="string">
            <text:p text:style-name="P63"/>
            <text:p text:style-name="P63">х</text:p>
          </table:table-cell>
          <table:table-cell table:style-name="Таблица1.A1" office:value-type="string">
            <text:p text:style-name="P63">3</text:p>
          </table:table-cell>
          <table:table-cell table:style-name="Таблица1.A1" office:value-type="string">
            <text:p text:style-name="P63">4</text:p>
          </table:table-cell>
          <table:table-cell table:style-name="Таблица1.A1" office:value-type="string">
            <text:p text:style-name="P63">5</text:p>
          </table:table-cell>
        </table:table-row>
        <table:table-row table:style-name="TableLine9484613154238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covered-table-cell/>
          <table:table-cell table:style-name="Таблица1.D2" office:value-type="string">
            <text:p text:style-name="P63">3</text:p>
          </table:table-cell>
          <table:table-cell table:style-name="Таблица1.D2" office:value-type="string">
            <text:p text:style-name="P63">6</text:p>
          </table:table-cell>
          <table:table-cell table:style-name="Таблица1.D2" office:value-type="string">
            <text:p text:style-name="P63">2</text:p>
          </table:table-cell>
        </table:table-row>
        <table:table-row table:style-name="TableLine9484613154238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63">7</text:p>
          </table:table-cell>
          <table:table-cell table:style-name="Таблица1.A1" office:value-type="string">
            <text:p text:style-name="P63">1</text:p>
          </table:table-cell>
          <table:table-cell table:style-name="Таблица1.A1" office:value-type="string">
            <text:p text:style-name="P63">2</text:p>
          </table:table-cell>
        </table:table-row>
        <table:table-row table:style-name="TableLine9484613154238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63">2</text:p>
          </table:table-cell>
          <table:table-cell table:style-name="Таблица1.A1" office:value-type="string">
            <text:p text:style-name="P63">5</text:p>
          </table:table-cell>
          <table:table-cell table:style-name="Таблица1.A1" office:value-type="string">
            <text:p text:style-name="P63">3</text:p>
          </table:table-cell>
          <table:table-cell table:style-name="Таблица1.A1" office:value-type="string">
            <text:p text:style-name="P63">6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94846131542384">
          <table:table-cell table:style-name="Таблица1.D2" office:value-type="string">
            <text:p text:style-name="P63">1</text:p>
          </table:table-cell>
          <table:table-cell table:style-name="Таблица1.D2" office:value-type="string">
            <text:p text:style-name="P63">2</text:p>
          </table:table-cell>
          <table:table-cell table:style-name="Таблица1.D2" office:value-type="string">
            <text:p text:style-name="P63">5</text:p>
          </table:table-cell>
          <table:table-cell table:style-name="Таблица1.D2" office:value-type="string">
            <text:p text:style-name="P63">7</text:p>
          </table:table-cell>
          <table:table-cell table:style-name="Таблица1.D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TableLine94846131542384">
          <table:table-cell table:style-name="Таблица1.A1" office:value-type="string">
            <text:p text:style-name="P63">1</text:p>
          </table:table-cell>
          <table:table-cell table:style-name="Таблица1.A1" office:value-type="string">
            <text:p text:style-name="P63">5</text:p>
          </table:table-cell>
          <table:table-cell table:style-name="Таблица1.A1" office:value-type="string">
            <text:p text:style-name="P63">4</text:p>
          </table:table-cell>
          <table:table-cell table:style-name="Таблица1.A1" office:value-type="string">
            <text:p text:style-name="P63">1</text:p>
          </table:table-cell>
          <table:table-cell table:style-name="Таблица1.A1" office:value-type="string">
            <text:p text:style-name="P63">7</text:p>
          </table:table-cell>
          <table:table-cell table:style-name="Таблица1.A1" office:value-type="string">
            <text:p text:style-name="P63">2</text:p>
          </table:table-cell>
        </table:table-row>
      </table:table>
      <text:p text:style-name="P71"><text:span text:style-name="T11"/></text:p>
      <text:p text:style-name="P72"><text:span text:style-name="T32">345</text:span><text:span text:style-name="T70">8</text:span><text:span text:style-name="T56"> x 362</text:span><text:span text:style-name="T70">8</text:span><text:span text:style-name="T58"> = </text:span><text:span text:style-name="T61">154172</text:span><text:span text:style-name="T67">8</text:span></text:p>
      <text:p text:style-name="P70"><text:span text:style-name="T36">О</text:span><text:span text:style-name="T35">твет: </text:span><text:span text:style-name="T36">154172</text:span><text:span text:style-name="T67">8</text:span><text:span text:style-name="T36">.</text:span></text:p>
      <text:p text:style-name="P66"/>
      <text:p text:style-name="P38">Вывод.</text:p>
      <text:p text:style-name="P45">1. Подходы к вычислению в различных системах счисления аналогичны вычислению в десятичной системе с учетом основания.</text:p>
      <text:p text:style-name="P52"><text:span text:style-name="T33">2. </text:span><text:span text:style-name="Strong_20_Emphasis"><text:span text:style-name="T37">Система счисления</text:span></text:span><text:span text:style-name="T33"> – это способ записи чисел.</text:span></text:p>
      <text:p text:style-name="P53"><text:span text:style-name="T33">3. </text:span><text:span text:style-name="T34">Использовались методы перевода целых и дробных чисел из различных систем счисления в </text:span><text:span text:style-name="T33">десятичн</text:span><text:span text:style-name="T34">ую</text:span><text:span text:style-name="T33"> систем</text:span><text:span text:style-name="T34">у счисления и обратно, методы вычислений в различных системах счисления с учетом основания системы.</text:span></text:p>
      <text:p text:style-name="P12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2.25pt" style:font-style-asian="normal" style:font-size-complex="14pt" style:font-style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29:56.580365425</meta:creation-date>
    <meta:generator>LibreOffice/6.4.7.2$Linux_X86_64 LibreOffice_project/40$Build-2</meta:generator>
    <dc:date>2022-04-04T21:18:30.805923979</dc:date>
    <meta:editing-duration>PT3M50S</meta:editing-duration>
    <meta:editing-cycles>5</meta:editing-cycles>
    <meta:document-statistic meta:table-count="1" meta:image-count="0" meta:object-count="33" meta:page-count="7" meta:paragraph-count="134" meta:word-count="770" meta:character-count="4899" meta:non-whitespace-character-count="4232"/>
  </office:meta>
</office:document-meta>
</file>

<file path=Object 1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10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1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n>2</mn>
      </msub>
      <mn>4</mn>
      <mrow>
        <mspace width="0.5em"/>
        <mo stretchy="false">=</mo>
        <mspace width="0.5em"/>
      </mrow>
      <mn>2</mn>
      <mspace width="0.5em"/>
      <mi mathvariant="italic">бит</mi>
    </mrow>
    <annotation encoding="StarMath 5.0">n`=`log_{ 2 }4`=`2`бит</annotation>
  </semantics>
</math>
</file>

<file path=Object 1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row>
        <mrow>
          <mn>5</mn>
          <mo stretchy="false">⋅</mo>
          <mn>2</mn>
        </mrow>
        <mo stretchy="false">+</mo>
        <mrow>
          <mn>6</mn>
          <mo stretchy="false">⋅</mo>
          <mn>2</mn>
        </mrow>
        <mo stretchy="false">+</mo>
        <mrow>
          <mn>2</mn>
          <mo stretchy="false">⋅</mo>
          <mn>2</mn>
        </mrow>
        <mo stretchy="false">+</mo>
        <mrow>
          <mn>7</mn>
          <mo stretchy="false">⋅</mo>
          <mn>2</mn>
        </mrow>
      </mrow>
      <mrow>
        <mspace width="0.5em"/>
        <mo stretchy="false">=</mo>
        <mspace width="0.5em"/>
      </mrow>
      <mn>40</mn>
      <mspace width="0.5em"/>
      <mi mathvariant="italic">бит</mi>
      <mrow>
        <mspace width="0.5em"/>
        <mo stretchy="false">=</mo>
        <mspace width="0.5em"/>
      </mrow>
      <mn>5</mn>
      <mspace width="0.5em"/>
      <mi mathvariant="italic">байт</mi>
    </mrow>
    <annotation encoding="StarMath 5.0">I_{ C }`=`5 cdot 2 + 6 cdot 2 + 2 cdot 2 + 7 cdot 2`=`40`бит`=`5`байт</annotation>
  </semantics>
</math>
</file>

<file path=Object 13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1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5/content.xml><?xml version="1.0" encoding="utf-8"?>
<math xmlns="http://www.w3.org/1998/Math/MathML" display="block">
  <semantics>
    <mrow>
      <mn>25</mn>
      <mrow>
        <mspace width="0.5em"/>
        <mo stretchy="false">⩽</mo>
        <mspace width="0.5em"/>
      </mrow>
      <msup>
        <mn>2</mn>
        <mi>n</mi>
      </msup>
    </mrow>
    <annotation encoding="StarMath 5.0">25 `leslant `2^{ n }</annotation>
  </semantics>
</math>
</file>

<file path=Object 1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5</mn>
    </mrow>
    <annotation encoding="StarMath 5.0">n`=`5</annotation>
  </semantics>
</math>
</file>

<file path=Object 17/content.xml><?xml version="1.0" encoding="utf-8"?>
<math xmlns="http://www.w3.org/1998/Math/MathML" display="block">
  <semantics>
    <mrow>
      <mrow>
        <msup>
          <mn>2</mn>
          <mn>4</mn>
        </msup>
        <mo stretchy="false">=</mo>
        <mn>16</mn>
      </mrow>
      <mrow>
        <mspace width="0.5em"/>
        <mo stretchy="false">&lt;</mo>
        <mspace width="0.5em"/>
      </mrow>
      <mn>25</mn>
      <mrow>
        <mspace width="0.5em"/>
        <mo stretchy="false">⩽</mo>
        <mspace width="0.5em"/>
      </mrow>
      <mrow>
        <msup>
          <mn>2</mn>
          <mn>5</mn>
        </msup>
        <mo stretchy="false">=</mo>
        <mn>32</mn>
      </mrow>
    </mrow>
    <annotation encoding="StarMath 5.0">2^4 =16 `&lt; `25 `leslant `2^5=32 </annotation>
  </semantics>
</math>
</file>

<file path=Object 18/content.xml><?xml version="1.0" encoding="utf-8"?>
<math xmlns="http://www.w3.org/1998/Math/MathML" display="block">
  <semantics>
    <mrow>
      <mi>H</mi>
      <mrow>
        <mspace width="0.5em"/>
        <mo stretchy="false">=</mo>
        <mrow>
          <mspace width="0.5em"/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row>
                <msub>
                  <mi>P</mi>
                  <mi>i</mi>
                </msub>
                <mo stretchy="false">⋅</mo>
                <mi>log</mi>
              </mrow>
              <msub>
                <mi>P</mi>
                <mi>i</mi>
              </msub>
            </mrow>
          </mrow>
        </mrow>
      </mrow>
    </mrow>
    <annotation encoding="StarMath 5.0">H`=`- sum from{i=1} to{N} { P_i cdot log P_i } </annotation>
  </semantics>
</math>
</file>

<file path=Object 19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25/content.xml><?xml version="1.0" encoding="utf-8"?>
<math xmlns="http://www.w3.org/1998/Math/MathML" display="block">
  <semantics>
    <mrow>
      <msub>
        <mn>1001</mn>
        <mn>2</mn>
      </msub>
      <mrow>
        <mspace width="0.5em"/>
        <mo stretchy="false">=</mo>
        <mspace width="0.5em"/>
      </mrow>
      <mrow>
        <mrow>
          <mn>1</mn>
          <mo stretchy="false">⋅</mo>
          <msup>
            <mn>2</mn>
            <mn>3</mn>
          </msup>
        </mrow>
        <mo stretchy="false">+</mo>
        <mrow>
          <mn>0</mn>
          <mo stretchy="false">⋅</mo>
          <msup>
            <mn>2</mn>
            <mn>2</mn>
          </msup>
        </mrow>
        <mo stretchy="false">+</mo>
        <mrow>
          <mn>0</mn>
          <mo stretchy="false">⋅</mo>
          <msup>
            <mn>2</mn>
            <mn>1</mn>
          </msup>
        </mrow>
        <mo stretchy="false">+</mo>
        <mrow>
          <mn>1</mn>
          <mo stretchy="false">⋅</mo>
          <msup>
            <mn>2</mn>
            <mn>0</mn>
          </msup>
        </mrow>
      </mrow>
      <mrow>
        <mspace width="0.5em"/>
        <mo stretchy="false">=</mo>
        <mspace width="0.5em"/>
      </mrow>
      <mrow>
        <mn>8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9</mn>
        <mn>10</mn>
      </msub>
    </mrow>
    <annotation encoding="StarMath 5.0">1001_2`=`1 cdot 2^3 + 0cdot2^2+0cdot2^1+1cdot2^0`=`8+0+0+1`=`9_10</annotation>
  </semantics>
</math>
</file>

<file path=Object 26/content.xml><?xml version="1.0" encoding="utf-8"?>
<math xmlns="http://www.w3.org/1998/Math/MathML" display="block">
  <semantics>
    <mrow>
      <msub>
        <mn>1001</mn>
        <mn>8</mn>
      </msub>
      <mrow>
        <mspace width="0.5em"/>
        <mo stretchy="false">=</mo>
        <mspace width="0.5em"/>
      </mrow>
      <mrow>
        <mrow>
          <mn>1</mn>
          <mo stretchy="false">⋅</mo>
          <msup>
            <mn>8</mn>
            <mn>3</mn>
          </msup>
        </mrow>
        <mo stretchy="false">+</mo>
        <mrow>
          <mn>0</mn>
          <mo stretchy="false">⋅</mo>
          <msup>
            <mn>8</mn>
            <mn>2</mn>
          </msup>
        </mrow>
        <mo stretchy="false">+</mo>
        <mrow>
          <mn>0</mn>
          <mo stretchy="false">⋅</mo>
          <msup>
            <mn>8</mn>
            <mn>1</mn>
          </msup>
        </mrow>
        <mo stretchy="false">+</mo>
        <mrow>
          <mn>1</mn>
          <mo stretchy="false">⋅</mo>
          <msup>
            <mn>8</mn>
            <mn>0</mn>
          </msup>
        </mrow>
      </mrow>
      <mrow>
        <mspace width="0.5em"/>
        <mo stretchy="false">=</mo>
        <mspace width="0.5em"/>
      </mrow>
      <mrow>
        <mn>512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513</mn>
        <mn>10</mn>
      </msub>
    </mrow>
    <annotation encoding="StarMath 5.0">1001_8`=`1 cdot 8^3 + 0cdot8^2+0cdot8^1+1cdot8^0`=`512+0+0+1`=`513_10</annotation>
  </semantics>
</math>
</file>

<file path=Object 27/content.xml><?xml version="1.0" encoding="utf-8"?>
<math xmlns="http://www.w3.org/1998/Math/MathML" display="block">
  <semantics>
    <mrow>
      <msub>
        <mn>1001</mn>
        <mn>16</mn>
      </msub>
      <mrow>
        <mspace width="0.5em"/>
        <mo stretchy="false">=</mo>
        <mspace width="0.5em"/>
      </mrow>
      <mrow>
        <mrow>
          <mn>1</mn>
          <mo stretchy="false">⋅</mo>
          <msup>
            <mn>16</mn>
            <mn>3</mn>
          </msup>
        </mrow>
        <mo stretchy="false">+</mo>
        <mrow>
          <mn>0</mn>
          <mo stretchy="false">⋅</mo>
          <msup>
            <mn>16</mn>
            <mn>2</mn>
          </msup>
        </mrow>
        <mo stretchy="false">+</mo>
        <mrow>
          <mn>0</mn>
          <mo stretchy="false">⋅</mo>
          <msup>
            <mn>16</mn>
            <mn>1</mn>
          </msup>
        </mrow>
        <mo stretchy="false">+</mo>
        <mrow>
          <mn>1</mn>
          <mo stretchy="false">⋅</mo>
          <msup>
            <mn>16</mn>
            <mn>0</mn>
          </msup>
        </mrow>
      </mrow>
      <mrow>
        <mspace width="0.5em"/>
        <mo stretchy="false">=</mo>
        <mspace width="0.5em"/>
      </mrow>
      <mrow>
        <mn>4096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4097</mn>
        <mn>10</mn>
      </msub>
    </mrow>
    <annotation encoding="StarMath 5.0">1001_16`=`1 cdot 16^3 + 0cdot16^2+0cdot16^1+1cdot16^0`=`4096+0+0+1`=`4097_10</annotation>
  </semantics>
</math>
</file>

<file path=Object 28/content.xml><?xml version="1.0" encoding="utf-8"?>
<math xmlns="http://www.w3.org/1998/Math/MathML" display="block">
  <semantics>
    <mrow>
      <mrow>
        <mn>9</mn>
        <mo stretchy="false">+</mo>
        <mn>513</mn>
        <mo stretchy="false">+</mo>
        <mn>4097</mn>
      </mrow>
      <mrow>
        <mspace width="0.5em"/>
        <mo stretchy="false">=</mo>
        <mspace width="0.5em"/>
      </mrow>
      <mn>4619</mn>
    </mrow>
    <annotation encoding="StarMath 5.0">9+513+4097`=`4619</annotation>
  </semantics>
</math>
</file>

<file path=Object 29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n>11</mn>
          <munder accentunder="true">
            <mn>25</mn>
            <mo>̲</mo>
          </munder>
        </mrow>
        <mn>63</mn>
      </msub>
    </mrow>
    <annotation encoding="StarMath 5.0">4053_10`=`{11 underline {25}}_63</annotation>
  </semantics>
</math>
</file>

<file path=Object 3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i>a</mi>
        <mi>b</mi>
      </mfrac>
    </mrow>
    <annotation encoding="StarMath 5.0">p`=`{ a } over { b }</annotation>
  </semantics>
</math>
</file>

<file path=Object 30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under accentunder="true">
            <mn>63</mn>
            <mo>̲</mo>
          </munder>
          <munder accentunder="true">
            <mn>25</mn>
            <mo>̲</mo>
          </munder>
        </mrow>
        <mn>64</mn>
      </msub>
    </mrow>
    <annotation encoding="StarMath 5.0">4053_10`=`{underline{63} underline {25}}_64</annotation>
  </semantics>
</math>
</file>

<file path=Object 31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n>1303</mn>
        <mn>15</mn>
      </msub>
    </mrow>
    <annotation encoding="StarMath 5.0">4053_10`=`{1303}_15</annotation>
  </semantics>
</math>
</file>

<file path=Object 32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i mathvariant="italic">FD</mi>
          <mn>5</mn>
        </mrow>
        <mn>16</mn>
      </msub>
    </mrow>
    <annotation encoding="StarMath 5.0">4053_10`=`{FD5}_16</annotation>
  </semantics>
</math>
</file>

<file path=Object 33/content.xml><?xml version="1.0" encoding="utf-8"?>
<math xmlns="http://www.w3.org/1998/Math/MathML" display="block">
  <semantics>
    <mrow>
      <msub>
        <mn>4</mn>
        <mn>10</mn>
      </msub>
      <mrow>
        <mspace width="0.5em"/>
        <mo stretchy="false">=</mo>
        <mspace width="0.5em"/>
      </mrow>
      <msub>
        <mn>4</mn>
        <mn>6</mn>
      </msub>
    </mrow>
    <annotation encoding="StarMath 5.0">4_10`=`4_6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3</mn>
      </mfrac>
      <mrow>
        <mspace width="0.5em"/>
        <mo stretchy="false">=</mo>
        <mspace width="0.5em"/>
      </mrow>
      <mn>1,74</mn>
      <mspace width="0.5em"/>
      <mi mathvariant="italic">бит</mi>
    </mrow>
    <annotation encoding="StarMath 5.0">I_{ C }`=` log_{ 2 }{ {10} over {3} }`=`1,74`бит</annotation>
  </semantics>
</math>
</file>

<file path=Object 7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7</mn>
      </mfrac>
      <mrow>
        <mspace width="0.5em"/>
        <mo stretchy="false">=</mo>
        <mspace width="0.5em"/>
      </mrow>
      <mn>0,51</mn>
      <mspace width="0.5em"/>
      <mi mathvariant="italic">бит</mi>
    </mrow>
    <annotation encoding="StarMath 5.0">I_{ C }`=` log_{ 2 }{ {10} over {7} }`=`0,51`бит</annotation>
  </semantics>
</math>
</file>

<file path=Object 8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10</mn>
      </mfrac>
      <mrow>
        <mspace width="0.5em"/>
        <mo stretchy="false">=</mo>
        <mspace width="0.5em"/>
      </mrow>
      <mn>0</mn>
      <mspace width="0.5em"/>
      <mi mathvariant="italic">бит</mi>
    </mrow>
    <annotation encoding="StarMath 5.0">I_{ C }`=` log_{ 2 }{ {10} over {10} }`=`0`бит</annotation>
  </semantics>
</math>
</file>

<file path=Object 9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